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203a34" officeooo:paragraph-rsid="00203a34"/>
    </style:style>
    <style:style style:name="P2" style:family="paragraph" style:parent-style-name="Standard">
      <style:paragraph-properties fo:text-align="start" style:justify-single-word="false"/>
      <style:text-properties officeooo:rsid="00203a34" officeooo:paragraph-rsid="00203a34"/>
    </style:style>
    <style:style style:name="P3" style:family="paragraph" style:parent-style-name="Standard">
      <style:paragraph-properties fo:text-align="start" style:justify-single-word="false"/>
      <style:text-properties officeooo:rsid="0020517d" officeooo:paragraph-rsid="0020517d"/>
    </style:style>
    <style:style style:name="P4" style:family="paragraph" style:parent-style-name="Standard">
      <style:paragraph-properties fo:text-align="start" style:justify-single-word="false"/>
      <style:text-properties officeooo:rsid="0021ae2b" officeooo:paragraph-rsid="0021ae2b"/>
    </style:style>
    <style:style style:name="P5" style:family="paragraph" style:parent-style-name="Standard">
      <style:paragraph-properties fo:text-align="start" style:justify-single-word="false"/>
      <style:text-properties officeooo:rsid="00203a34" officeooo:paragraph-rsid="00203a34"/>
    </style:style>
    <style:style style:name="P6" style:family="paragraph" style:parent-style-name="Standard">
      <style:paragraph-properties fo:text-align="start" style:justify-single-word="false"/>
      <style:text-properties officeooo:rsid="0024618d" officeooo:paragraph-rsid="0024618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24618d" officeooo:paragraph-rsid="0024618d"/>
    </style:style>
    <style:style style:name="P9" style:family="paragraph" style:parent-style-name="Table_20_Contents">
      <style:paragraph-properties fo:text-align="start" style:justify-single-word="false"/>
      <style:text-properties officeooo:rsid="00260c7d" officeooo:paragraph-rsid="00260c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wn Leavor</text:p>
      <text:p text:style-name="P1">3/23/2022</text:p>
      <text:p text:style-name="P1"/>
      <text:p text:style-name="P2">Introduction:</text:p>
      <text:p text:style-name="P2">The purpose is to replicate the famous paper by Lott and Mustard and determine if there is a significant causal relationship between the passing of gun laws and crime in the United States.</text:p>
      <text:p text:style-name="P2"/>
      <text:p text:style-name="P3">We attempt to replicate their findings using various methods of causal inference separate from the original panel data method.</text:p>
      <text:p text:style-name="P3"/>
      <text:p text:style-name="P3"/>
      <text:p text:style-name="P2"/>
      <text:p text:style-name="P2">Background and Economic Theory:</text:p>
      <text:p text:style-name="P2">Original paper says this and that.</text:p>
      <text:p text:style-name="P2"/>
      <table:table table:name="Table1" table:style-name="Table1">
        <table:table-column table:style-name="Table1.A" table:number-columns-repeated="2"/>
        <table:table-row table:style-name="TableLine2264501910048">
          <table:table-cell table:style-name="Table1.A1" table:number-columns-spanned="2" office:value-type="string">
            <text:p text:style-name="P8">Treated States and Their Treatment Year</text:p>
          </table:table-cell>
          <table:covered-table-cell/>
        </table:table-row>
        <table:table-row table:style-name="TableLine2264501910048">
          <table:table-cell table:style-name="Table1.A2" office:value-type="string">
            <text:p text:style-name="P9">Alabama</text:p>
          </table:table-cell>
          <table:table-cell table:style-name="Table1.B2" office:value-type="string">
            <text:p text:style-name="P9">1977</text:p>
          </table:table-cell>
        </table:table-row>
        <table:table-row table:style-name="TableLine2264501910048">
          <table:table-cell table:style-name="Table1.A2" office:value-type="string">
            <text:p text:style-name="P9">Arkansas</text:p>
          </table:table-cell>
          <table:table-cell table:style-name="Table1.B2" office:value-type="string">
            <text:p text:style-name="P9">1977</text:p>
          </table:table-cell>
        </table:table-row>
        <table:table-row table:style-name="TableLine2264501910048">
          <table:table-cell table:style-name="Table1.A2" office:value-type="string">
            <text:p text:style-name="P9">Wyoming</text:p>
          </table:table-cell>
          <table:table-cell table:style-name="Table1.B2" office:value-type="string">
            <text:p text:style-name="P9">1977</text:p>
          </table:table-cell>
        </table:table-row>
        <table:table-row table:style-name="TableLine2264501910048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Line2264501910048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Line2264501910048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Line2264501910048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6">Table 1: List of states that were treated and the year they were treated.</text:p>
      <text:p text:style-name="P2"/>
      <text:p text:style-name="P2">Data:</text:p>
      <text:p text:style-name="P4">County level data with crime statistics</text:p>
      <text:p text:style-name="P2"/>
      <text:p text:style-name="P2">Have data from all over. Very good day. Really like it.</text:p>
      <text:p text:style-name="P2"/>
      <text:p text:style-name="P2">Empirical model and estimation:</text:p>
      <text:p text:style-name="P2"/>
      <text:p text:style-name="P2"/>
      <text:p text:style-name="P2"/>
      <text:p text:style-name="P2">Conclusion:</text:p>
      <text:p text:style-name="P2">They were wrong O_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5:41:20.854000000</meta:creation-date>
    <meta:generator>LibreOffice/7.1.0.3$Windows_X86_64 LibreOffice_project/f6099ecf3d29644b5008cc8f48f42f4a40986e4c</meta:generator>
    <dc:date>2022-04-07T18:15:28.109000000</dc:date>
    <meta:editing-duration>PT18M26S</meta:editing-duration>
    <meta:editing-cycles>6</meta:editing-cycles>
    <meta:document-statistic meta:table-count="1" meta:image-count="0" meta:object-count="0" meta:page-count="1" meta:paragraph-count="21" meta:word-count="119" meta:character-count="719" meta:non-whitespace-character-count="621"/>
  </office:meta>
</office:document-meta>
</file>